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485af3" officeooo:paragraph-rsid="0009a765"/>
    </style:style>
    <style:style style:name="P2" style:family="paragraph" style:parent-style-name="Standard">
      <style:text-properties officeooo:rsid="003aec79" officeooo:paragraph-rsid="0009a765"/>
    </style:style>
    <style:style style:name="P3" style:family="paragraph" style:parent-style-name="Standard">
      <style:text-properties officeooo:rsid="0009a765" officeooo:paragraph-rsid="0009a765"/>
    </style:style>
    <style:style style:name="P4" style:family="paragraph" style:parent-style-name="Standard">
      <style:text-properties officeooo:rsid="000be240" officeooo:paragraph-rsid="000cd842"/>
    </style:style>
    <style:style style:name="P5" style:family="paragraph" style:parent-style-name="Standard">
      <style:text-properties officeooo:rsid="001c6312" officeooo:paragraph-rsid="00176bf0"/>
    </style:style>
    <style:style style:name="P6" style:family="paragraph" style:parent-style-name="Standard">
      <style:text-properties officeooo:rsid="00338f43" officeooo:paragraph-rsid="0017b664"/>
    </style:style>
    <style:style style:name="P7" style:family="paragraph" style:parent-style-name="Standard">
      <style:text-properties officeooo:rsid="001bbb0d" officeooo:paragraph-rsid="001bbb0d"/>
    </style:style>
    <style:style style:name="P8" style:family="paragraph" style:parent-style-name="Standard">
      <style:text-properties officeooo:rsid="001c3a65" officeooo:paragraph-rsid="001c3a65"/>
    </style:style>
    <style:style style:name="P9" style:family="paragraph" style:parent-style-name="Standard">
      <style:text-properties officeooo:rsid="003c63c9" officeooo:paragraph-rsid="001dfacd"/>
    </style:style>
    <style:style style:name="P10" style:family="paragraph" style:parent-style-name="Standard">
      <style:text-properties officeooo:rsid="001fc696" officeooo:paragraph-rsid="0020f031"/>
    </style:style>
    <style:style style:name="T1" style:family="text">
      <style:text-properties officeooo:rsid="001fc696"/>
    </style:style>
    <style:style style:name="T2" style:family="text">
      <style:text-properties officeooo:rsid="0047d802"/>
    </style:style>
    <style:style style:name="T3" style:family="text">
      <style:text-properties officeooo:rsid="003c63c9"/>
    </style:style>
    <style:style style:name="T4" style:family="text">
      <style:text-properties officeooo:rsid="0043f73d"/>
    </style:style>
    <style:style style:name="T5" style:family="text">
      <style:text-properties officeooo:rsid="000e24bb"/>
    </style:style>
    <style:style style:name="T6" style:family="text">
      <style:text-properties officeooo:rsid="000fc75d"/>
    </style:style>
    <style:style style:name="T7" style:family="text">
      <style:text-properties officeooo:rsid="001160b8"/>
    </style:style>
    <style:style style:name="T8" style:family="text">
      <style:text-properties officeooo:rsid="0017b664"/>
    </style:style>
    <style:style style:name="T9" style:family="text">
      <style:text-properties officeooo:rsid="001a598c"/>
    </style:style>
    <style:style style:name="T10" style:family="text">
      <style:text-properties officeooo:rsid="001dfacd"/>
    </style:style>
    <style:style style:name="T11" style:family="text">
      <style:text-properties officeooo:rsid="001ef07c"/>
    </style:style>
    <style:style style:name="T12" style:family="text">
      <style:text-properties officeooo:rsid="002162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8">Introduction</text:p>
      <text:p text:style-name="P4">On recent years the popularity of smart environments has increased drastically. The number of products available <text:span text:style-name="T6">geared toward </text:span>the general consumer <text:span text:style-name="T5">and not hobbyist</text:span> has also increased. Companies like Philips and Belkin have <text:span text:style-name="T6">launched </text:span>product lines <text:span text:style-name="T11">aimed towards to that market segment. These devices are used to control and monitor the environment. That has opened the possibility of seamlessly integrating those devices into everyday life, making spaces more comfortable, and enabling more interactions, and different contexts.</text:span></text:p>
      <text:p text:style-name="P7"/>
      <text:p text:style-name="P8">Problem</text:p>
      <text:p text:style-name="P5"><text:tab/>According to the statistics gather by the German police, <text:span text:style-name="T1">2013 had the highest number of break-ins in 15 years. In comparison with the previous year there was a 8,7% increase on break-in cases. Those high numbers also reduce the people's perception of security in their own houses. </text:span></text:p>
      <text:p text:style-name="P10">Currently there are a few alternatives to secure the household. The most well-known method is to hire a security company, which installs a security system and provides the service of monitoring that system. When the system is triggered, the security company can alert the authorities and the user. Some of the drawbacks of this approach is that the installation of the system is expensive, and it involves breaking the walls to hide cables, and panels that are used to control the system. Another drawback, the monitoring service is an added monthly cost, making the total price of the system increase beyond the purchase of the equipment and the installation. Also, the way this systems work make it prone to false positives, and in some cases false negatives. When the system is triggered it sends a notification to the security company, which in turn calls the user and asks if everything is well, and then the company contacts the local authorities. This notifications can also be triggered by pets or by persons that are trusted by the user to access the home.</text:p>
      <text:p text:style-name="P6">One way to tackle some of the existing problems of current security systems, is to take advantage of the increasing ubiquity of smart sensors <text:span text:style-name="T8">present in smart spaces</text:span>, and build a system that can analyze the behavior of the user<text:span text:style-name="T8">s of that system</text:span>, <text:span text:style-name="T8">and differentiate</text:span> <text:span text:style-name="T8">them </text:span>from outside or untrusted entities. </text:p>
      <text:p text:style-name="P8"/>
      <text:p text:style-name="P8">Proposed Solution</text:p>
      <text:p text:style-name="P2"><text:span text:style-name="T2"><text:tab/>T</text:span>here are <text:span text:style-name="T9">already </text:span>systems <text:span text:style-name="T9">in other domains </text:span>whose purpose is to <text:span text:style-name="T3">filter out and </text:span>identify abnormal <text:span text:style-name="T4">or unknown </text:span>signals. <text:span text:style-name="T3">Such is the case of networking security and intrusion detection. In this context, the systems that secure the networks from attacks, need to be able to differentiate trusted or authorized users from unauthorized. The attacks used in this context are varied, complex, and may occur at the same time, but from different sources. The techniques used in this context also vary on complexity and approach. For example, the most basic is signature identification, which takes information within the incoming packets, like originating IP addresses, and apply rules on them to filter possible unauthorized connections. At the other end of the spectrum there are techniques that use much more complex algorithms, to identify much more complex attacks like DDoS, which cannot be filtered out only by inspecting the network packets and their content. These algorithms are designed to detect patterns between the traffic originating from different machines, and identify them as friendly or foe.</text:span></text:p>
      <text:p text:style-name="P9">This techniques use machine learning algorithms, which may be adapted to differentiate between the signals from an user accessing a household, and the signals from unknown sources. Furthermore, as the name implies, those algorithms can learn to differentiate signals between from authorized users, and unauthorized ones. The machine learning algorithms <text:span text:style-name="T12">developed </text:span>to detect network intrusions use different machine learning techniques that yield different results. Some of them use preprocessing, others used supervised learning, each with their pros and cons. <text:span text:style-name="T10">Exploring the the algorithms and techniques used on the </text:span>networking security and intrusion detection <text:span text:style-name="T10">domain may aid into providing a foundation for intrusion detection on smart environments.</text:span></text:p>
      <text:p text:style-name="P1">A system that has a baseline set of sensors to capture the signals of an environment and its interactions, <text:soft-page-break/>together with a set of algorithms that recognizes if what is happening in the smart space, may be a the next step on home security, where there is no more need to give the control of what is happening to an external company, with the related high co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7T15:34:51.863236790</meta:creation-date>
    <dc:date>2015-04-09T13:26:04.329022670</dc:date>
    <meta:editing-duration>PT10H12M58S</meta:editing-duration>
    <meta:editing-cycles>7</meta:editing-cycles>
    <meta:generator>LibreOffice/4.3.3.2$Linux_X86_64 LibreOffice_project/430m0$Build-2</meta:generator>
    <meta:document-statistic meta:table-count="0" meta:image-count="0" meta:object-count="0" meta:page-count="2" meta:paragraph-count="10" meta:word-count="704" meta:character-count="4423" meta:non-whitespace-character-count="3725"/>
  </office:meta>
</office:document-meta>
</file>